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1.778cm"/>
    </style:style>
    <style:style style:name="co58" style:family="table-column">
      <style:table-column-properties fo:break-before="auto" style:column-width="9.206cm"/>
    </style:style>
    <style:style style:name="co59" style:family="table-column">
      <style:table-column-properties fo:break-before="auto" style:column-width="18.494cm"/>
    </style:style>
    <style:style style:name="co60" style:family="table-column">
      <style:table-column-properties fo:break-before="auto" style:column-width="1.561cm"/>
    </style:style>
    <style:style style:name="co61" style:family="table-column">
      <style:table-column-properties fo:break-before="auto" style:column-width="2.623cm"/>
    </style:style>
    <style:style style:name="co62" style:family="table-column">
      <style:table-column-properties fo:break-before="auto" style:column-width="1.723cm"/>
    </style:style>
    <style:style style:name="co63" style:family="table-column">
      <style:table-column-properties fo:break-before="auto" style:column-width="1.423cm"/>
    </style:style>
    <style:style style:name="co64" style:family="table-column">
      <style:table-column-properties fo:break-before="auto" style:column-width="3.295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7.572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5.773cm"/>
    </style:style>
    <style:style style:name="co93" style:family="table-column">
      <style:table-column-properties fo:break-before="auto" style:column-width="4.821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co97" style:family="table-column">
      <style:table-column-properties fo:break-before="auto" style:column-width="6.211cm"/>
    </style:style>
    <style:style style:name="co98" style:family="table-column">
      <style:table-column-properties fo:break-before="auto" style:column-width="5.283cm"/>
    </style:style>
    <style:style style:name="co99" style:family="table-column">
      <style:table-column-properties fo:break-before="auto" style:column-width="24.543cm"/>
    </style:style>
    <style:style style:name="co100" style:family="table-column">
      <style:table-column-properties fo:break-before="auto" style:column-width="4.521cm"/>
    </style:style>
    <style:style style:name="co101" style:family="table-column">
      <style:table-column-properties fo:break-before="auto" style:column-width="5.2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24" table:number-columns-repeated="16360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unit_attributes" table:style-name="ta1">
        <table:table-column table:style-name="co1" table:default-cell-style-name="ce1"/>
        <table:table-column table:style-name="co43" table:default-cell-style-name="ce1"/>
        <table:table-column table:style-name="co20" table:default-cell-style-name="ce1"/>
        <table:table-column table:style-name="co26" table:default-cell-style-name="ce1"/>
        <table:table-column table:style-name="co14" table:default-cell-style-name="ce1"/>
        <table:table-column table:style-name="co8" table:default-cell-style-name="ce1"/>
        <table:table-column table:style-name="co27" table:default-cell-style-name="ce1"/>
        <table:table-column table:style-name="co44" table:default-cell-style-name="ce1"/>
        <table:table-column table:style-name="co41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48" table:default-cell-style-name="ce1"/>
        <table:table-column table:style-name="co24" table:number-columns-repeated="16371" table:default-cell-style-name="ce1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unit_status" table:style-name="ta1">
        <table:table-column table:style-name="co1" table:default-cell-style-name="ce1"/>
        <table:table-column table:style-name="co10" table:default-cell-style-name="ce1"/>
        <table:table-column table:style-name="co57" table:default-cell-style-name="ce1"/>
        <table:table-column table:style-name="co47" table:default-cell-style-name="ce1"/>
        <table:table-column table:style-name="co24" table:number-columns-repeated="16380" table:default-cell-style-name="ce1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 table:number-rows-repeated="10485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office:forms form:automatic-focus="false" form:apply-design-mode="false"/>
        <table:table-column table:style-name="co36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61" table:default-cell-style-name="ce1"/>
        <table:table-column table:style-name="co46" table:default-cell-style-name="ce1"/>
        <table:table-column table:style-name="co62" table:default-cell-style-name="ce1"/>
        <table:table-column table:style-name="co63" table:default-cell-style-name="ce1"/>
        <table:table-column table:style-name="co19" table:default-cell-style-name="ce1"/>
        <table:table-column table:style-name="co24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1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</table:table-row>
      </table:table>
      <table:table table:name="terrain" table:style-name="ta1">
        <office:forms form:automatic-focus="false" form:apply-design-mode="false"/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  <table:table-cell office:value-type="string" calcext:value-type="string">
            <text:p>Fill(#bdb871)</text:p>
          </table:table-cell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  <table:table-cell table:formula="of:=[.P5]" office:value-type="string" office:string-value="Fill(#756b6a), Dither(#cac8bd)" calcext:value-type="string">
            <text:p>Fill(#756b6a), Dither(#cac8bd)</text:p>
          </table:table-cell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</text:p>
          </table:table-cell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</text:p>
          </table:table-cell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  <table:table-cell table:formula="of:=[.P$2]" office:value-type="string" office:string-value="Fill(owner), CornerBottomRight(#000)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  <table:table-cell office:value-type="string" calcext:value-type="string">
            <text:p>Fill(#81c486), Circle(#476d2e), Center(owner)</text:p>
          </table:table-cell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30" table:default-cell-style-name="ce1"/>
        <table:table-column table:style-name="co24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1"/>
        <table:table-column table:style-name="co55" table:number-columns-repeated="2" table:default-cell-style-name="ce1"/>
        <table:table-column table:style-name="co9" table:default-cell-style-name="ce1"/>
        <table:table-column table:style-name="co42" table:default-cell-style-name="ce1"/>
        <table:table-column table:style-name="co37" table:default-cell-style-name="ce1"/>
        <table:table-column table:style-name="co20" table:default-cell-style-name="ce1"/>
        <table:table-column table:style-name="co55" table:default-cell-style-name="ce1"/>
        <table:table-column table:style-name="co43" table:default-cell-style-name="ce1"/>
        <table:table-column table:style-name="co40" table:default-cell-style-name="ce1"/>
        <table:table-column table:style-name="co26" table:default-cell-style-name="ce1"/>
        <table:table-column table:style-name="co24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</table:table>
      <table:table table:name="terrain_build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1"/>
        <table:table-column table:style-name="co6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1"/>
        <table:table-column table:style-name="co82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1"/>
        <table:table-column table:style-name="co86" table:default-cell-style-name="ce1"/>
        <table:table-column table:style-name="co54" table:default-cell-style-name="ce1"/>
        <table:table-column table:style-name="co12" table:default-cell-style-name="ce1"/>
        <table:table-column table:style-name="co87" table:default-cell-style-name="ce1"/>
        <table:table-column table:style-name="co88" table:default-cell-style-name="ce1"/>
        <table:table-column table:style-name="co10" table:default-cell-style-name="ce1"/>
        <table:table-column table:style-name="co38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62" table:default-cell-style-name="ce1"/>
        <table:table-column table:style-name="co14" table:default-cell-style-name="ce1"/>
        <table:table-column table:style-name="co89" table:default-cell-style-name="ce1"/>
        <table:table-column table:style-name="co16" table:default-cell-style-name="ce1"/>
        <table:table-column table:style-name="co17" table:default-cell-style-name="ce1"/>
        <table:table-column table:style-name="co33" table:default-cell-style-name="ce1"/>
        <table:table-column table:style-name="co90" table:default-cell-style-name="ce1"/>
        <table:table-column table:style-name="co33" table:default-cell-style-name="ce1"/>
        <table:table-column table:style-name="co20" table:default-cell-style-name="ce1"/>
        <table:table-column table:style-name="co91" table:default-cell-style-name="ce1"/>
        <table:table-column table:style-name="co22" table:default-cell-style-name="ce1"/>
        <table:table-column table:style-name="co23" table:default-cell-style-name="ce1"/>
        <table:table-column table:style-name="co19" table:default-cell-style-name="ce1"/>
        <table:table-column table:style-name="co61" table:default-cell-style-name="ce1"/>
        <table:table-column table:style-name="co48" table:default-cell-style-name="ce1"/>
        <table:table-column table:style-name="co92" table:default-cell-style-name="ce1"/>
        <table:table-column table:style-name="co32" table:default-cell-style-name="ce1"/>
        <table:table-column table:style-name="co93" table:default-cell-style-name="ce1"/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24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table:style-name="Default" office:value-type="string" calcext:value-type="string">
            <text:p>on_unit/death &gt; 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table:style-name="Default" office:value-type="string" calcext:value-type="string">
            <text:p>on_unit/defend &gt; puffer_fish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table:style-name="Default" office:value-type="string" calcext:value-type="string">
            <text:p>on_unit/death &gt; lose_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), Unowned</text:p>
          </table:table-cell>
          <table:table-cell table:number-columns-repeated="17"/>
          <table:table-cell table:style-name="Default"/>
          <table:table-cell table:number-columns-repeated="14"/>
          <table:table-cell table:style-name="Default" office:value-type="string" calcext:value-type="string">
            <text:p>on_unit/death &gt; revive_converted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Not(Unowned)</text:p>
          </table:table-cell>
          <table:table-cell table:number-columns-repeated="17"/>
          <table:table-cell table:style-name="Default"/>
          <table:table-cell table:number-columns-repeated="10"/>
          <table:table-cell table:style-name="Default" office:value-type="string" calcext:value-type="string">
            <text:p>on_unit/start_turn &gt; earn_income</text:p>
          </table:table-cell>
          <table:table-cell table:number-columns-repeated="3"/>
          <table:table-cell table:style-name="Default" office:value-type="string" calcext:value-type="string">
            <text:p>on_unit/death &gt; revive_neutral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table:style-name="Default" office:value-type="string" calcext:value-type="string">
            <text:p>on_unit/start_turn &gt; damage_1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table:style-name="Default" office:value-type="string" calcext:value-type="string">
            <text:p>on_unit/kill &gt; leave_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table:style-name="Default" office:value-type="string" calcext:value-type="string">
            <text:p>on_unit/kill &gt; resurrec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table:style-name="Default" office:value-type="string" calcext:value-type="string">
            <text:p>on_unit/attack &gt; life_steal_2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table:style-name="Default" office:value-type="string" calcext:value-type="string">
            <text:p>on_unit/death &gt; sludge_1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table:style-name="Default" office:value-type="string" calcext:value-type="string">
            <text:p>on_unit/kill &gt; level_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table:style-name="Default" office:value-type="string" calcext:value-type="string">
            <text:p>on_unit/start_turn &gt; damage_2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table:style-name="Default" office:value-type="string" calcext:value-type="string">
            <text:p>on_unit/start_turn &gt; heal_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1"/>
        <table:table-column table:style-name="co33" table:default-cell-style-name="ce1"/>
        <table:table-column table:style-name="co9" table:default-cell-style-name="ce1"/>
        <table:table-column table:style-name="co28" table:default-cell-style-name="ce1"/>
        <table:table-column table:style-name="co26" table:default-cell-style-name="ce1"/>
        <table:table-column table:style-name="co75" table:default-cell-style-name="ce1"/>
        <table:table-column table:style-name="co36" table:default-cell-style-name="ce1"/>
        <table:table-column table:style-name="co61" table:default-cell-style-name="ce1"/>
        <table:table-column table:style-name="co29" table:default-cell-style-name="ce1"/>
        <table:table-column table:style-name="co32" table:default-cell-style-name="ce1"/>
        <table:table-column table:style-name="co97" table:default-cell-style-name="ce1"/>
        <table:table-column table:style-name="co24" table:number-columns-repeated="16373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table:style-name="Default" office:value-type="string" calcext:value-type="string">
            <text:p>on_terrain/build &gt; replace_with_grass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uleset" table:style-name="ta1">
        <table:table-column table:style-name="co98" table:default-cell-style-name="Default"/>
        <table:table-column table:style-name="co99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</table:table>
      <table:table table:name="tables" table:style-name="ta1">
        <table:table-column table:style-name="co100" table:default-cell-style-name="Default"/>
        <table:table-column table:style-name="co101" table:default-cell-style-name="Default"/>
        <table:table-column table:style-name="co24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1">00.00.0000</text:date>, <text:time style:data-style-name="N2" text:time-value="10:56:47.8081075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10-11T11:52:15.310596239</dc:date>
    <meta:editing-duration>P3DT18H3M31S</meta:editing-duration>
    <meta:editing-cycles>254</meta:editing-cycles>
    <meta:generator>LibreOffice/24.8.2.1$Linux_X86_64 LibreOffice_project/480$Build-1</meta:generator>
    <meta:document-statistic meta:table-count="23" meta:cell-count="3882" meta:object-count="0"/>
  </office:meta>
</office:document-meta>
</file>